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2010000050900000193CB49EF7171B3702D.png" manifest:media-type="image/png"/>
  <manifest:file-entry manifest:full-path="Pictures/100002010000050D000001C42245395CC6782FFA.png" manifest:media-type="image/png"/>
  <manifest:file-entry manifest:full-path="Pictures/10000201000004DA00000198B6FA94CFEA12D45A.png" manifest:media-type="image/png"/>
  <manifest:file-entry manifest:full-path="Pictures/100002010000049500000195DD4EC25DBBBF1E5C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draw:frame draw:style-name="fr2" draw:name="Image1" text:anchor-type="char" svg:width="6.9252in" svg:height="2.3909in" draw:z-index="0"><draw:image xlink:href="Pictures/100002010000049500000195DD4EC25DBBBF1E5C.png" xlink:type="simple" xlink:show="embed" xlink:actuate="onLoad" loext:mime-type="image/png"/></draw:frame><draw:frame draw:style-name="fr1" draw:name="Image2" text:anchor-type="char" svg:x="0in" svg:y="2.4992in" svg:width="6.9252in" svg:height="2.2744in" draw:z-index="1"><draw:image xlink:href="Pictures/10000201000004DA00000198B6FA94CFEA12D45A.png" xlink:type="simple" xlink:show="embed" xlink:actuate="onLoad" loext:mime-type="image/png"/></draw:frame><draw:frame draw:style-name="fr1" draw:name="Image3" text:anchor-type="char" svg:x="0.0291in" svg:y="4.8811in" svg:width="6.9252in" svg:height="2.1646in" draw:z-index="2"><draw:image xlink:href="Pictures/100002010000050900000193CB49EF7171B3702D.png" xlink:type="simple" xlink:show="embed" xlink:actuate="onLoad" loext:mime-type="image/png"/></draw:frame><draw:frame draw:style-name="fr1" draw:name="Image4" text:anchor-type="char" svg:x="0.0398in" svg:y="7.1382in" svg:width="6.9252in" svg:height="2.4201in" draw:z-index="3"><draw:image xlink:href="Pictures/100002010000050D000001C42245395CC6782FF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3-28T20:37:14.126655074</meta:creation-date>
    <meta:print-date>2021-03-28T20:44:52.818642450</meta:print-date>
    <dc:date>2021-03-28T20:46:44.929572142</dc:date>
    <meta:editing-duration>PT9M32S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6.4.6.2$Linux_X86_64 LibreOffice_project/40$Build-2</meta:generator>
  </office:meta>
</office:document-meta>
</file>